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E0000006E46D020A7.png" manifest:media-type=""/>
  <manifest:file-entry manifest:full-path="Pictures/10000201000000800000008093C6BC67.png" manifest:media-type=""/>
  <manifest:file-entry manifest:full-path="Pictures/2000000100000D3B00000D3B162C7A6F.svg" manifest:media-type=""/>
  <manifest:file-entry manifest:full-path="Pictures/100002010000008000000080B142F5D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frame draw:style-name="gr1" draw:text-style-name="P1" draw:layer="layout" svg:width="2.722cm" svg:height="2.722cm" svg:x="1.961cm" svg:y="1.381cm">
            <draw:image xlink:href="Pictures/100002010000008000000080B142F5D0.png" xlink:type="simple" xlink:show="embed" xlink:actuate="onLoad">
              <text:p/>
            </draw:image>
          </draw:frame>
          <draw:frame draw:style-name="gr2" draw:text-style-name="P2" draw:layer="layout" svg:width="2.159cm" svg:height="0.645cm" svg:x="2.016cm" svg:y="3.911cm">
            <draw:text-box>
              <text:p text:style-name="P1"><text:span text:style-name="T1">task client</text:span></text:p>
            </draw:text-box>
          </draw:frame>
        </draw:g>
        <draw:g xml:id="id3" draw:id="id3">
          <draw:frame draw:style-name="gr1" draw:text-style-name="P1" draw:layer="layout" svg:width="2.37cm" svg:height="2.37cm" svg:x="7.985cm" svg:y="1.381cm">
            <draw:image xlink:href="Pictures/2000000100000D3B00000D3B162C7A6F.svg" xlink:type="simple" xlink:show="embed" xlink:actuate="onLoad">
              <text:p/>
            </draw:image>
          </draw:frame>
          <draw:frame draw:style-name="gr2" draw:text-style-name="P2" draw:layer="layout" svg:width="2.159cm" svg:height="0.645cm" svg:x="8.069cm" svg:y="3.657cm">
            <draw:text-box>
              <text:p text:style-name="P1"><text:span text:style-name="T1">task client</text:span></text:p>
            </draw:text-box>
          </draw:frame>
        </draw:g>
        <draw:g xml:id="id2" draw:id="id2">
          <draw:frame draw:style-name="gr1" draw:text-style-name="P1" draw:layer="layout" svg:width="2.443cm" svg:height="2.443cm" svg:x="5.034cm" svg:y="5.796cm">
            <draw:image xlink:href="Pictures/10000201000000800000008093C6BC67.png" xlink:type="simple" xlink:show="embed" xlink:actuate="onLoad">
              <text:p/>
            </draw:image>
          </draw:frame>
          <draw:frame draw:style-name="gr2" draw:text-style-name="P2" draw:layer="layout" svg:width="2.54cm" svg:height="0.645cm" svg:x="5.064cm" svg:y="8.102cm">
            <draw:text-box>
              <text:p text:style-name="P1"><text:span text:style-name="T1">taskd server</text:span></text:p>
            </draw:text-box>
          </draw:frame>
          <draw:frame draw:style-name="gr1" draw:text-style-name="P1" draw:layer="layout" svg:width="1.265cm" svg:height="1.265cm" svg:x="6.207cm" svg:y="5.704cm">
            <draw:image xlink:href="Pictures/100002010000006E0000006E46D020A7.png" xlink:type="simple" xlink:show="embed" xlink:actuate="onLoad">
              <text:p/>
            </draw:image>
          </draw:frame>
        </draw:g>
        <draw:connector draw:style-name="gr3" draw:text-style-name="P1" draw:layer="layout" svg:x1="4.683cm" svg:y1="2.968cm" svg:x2="6.319cm" svg:y2="5.704cm" draw:start-shape="id1" draw:start-glue-point="1" draw:end-shape="id2" svg:d="m4683 2968h1636v2736" svg:viewBox="0 0 1637 2737">
          <text:p/>
        </draw:connector>
        <draw:connector draw:style-name="gr3" draw:text-style-name="P1" draw:layer="layout" svg:x1="7.985cm" svg:y1="2.841cm" svg:x2="6.319cm" svg:y2="5.704cm" draw:start-shape="id3" draw:start-glue-point="3" draw:end-shape="id2" svg:d="m7985 2841h-1666v2863" svg:viewBox="0 0 1667 2864">
          <text:p/>
        </draw:connector>
        <draw:frame draw:style-name="gr4" draw:text-style-name="P4" draw:layer="layout" svg:width="2.794cm" svg:height="0.569cm" svg:x="6.207cm" svg:y="4.683cm">
          <draw:text-box>
            <text:p text:style-name="P3"><text:span text:style-name="T2">TCP 53589 (SS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02cm" fo:page-height="9.6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1T12:05:27</meta:creation-date>
    <dc:date>2015-11-05T14:12:42</dc:date>
    <meta:editing-duration>PT5M29S</meta:editing-duration>
    <meta:editing-cycles>7</meta:editing-cycles>
    <meta:generator>LibreOffice/3.6$Linux_X86_64 LibreOffice_project/360m1$Build-3</meta:generator>
    <meta:document-statistic meta:object-count="13"/>
  </office:meta>
</office:document-meta>
</file>